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5.0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8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97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3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77cm" svg:height="0.983cm" svg:x="1.9cm" svg:y="1.4cm">
          <draw:text-box>
            <text:p><text:span text:style-name="T1">ADD TABLE FUNCTION HTML VIEW PROTOTYPE:</text:span></text:p>
          </draw:text-box>
        </draw:frame>
        <draw:frame draw:style-name="gr2" draw:text-style-name="P2" draw:layer="layout" svg:width="14.315cm" svg:height="0.963cm" svg:x="2.7cm" svg:y="10.7cm">
          <draw:text-box>
            <text:p><text:span text:style-name="T2">1. FIRST TYPE - ONE TABLE ALL LANGUAGES</text:span></text:p>
          </draw:text-box>
        </draw:frame>
        <draw:frame draw:style-name="gr3" draw:layer="layout" svg:width="8.13cm" svg:height="0.963cm" svg:x="2.908cm" svg:y="12.1cm">
          <draw:text-box>
            <text:p>ATTACH DATABASE FILE </text:p>
          </draw:text-box>
        </draw:frame>
        <draw:rect draw:style-name="gr4" draw:text-style-name="P3" draw:layer="layout" svg:width="4.7cm" svg:height="0.7cm" svg:x="12.208cm" svg:y="12.2cm">
          <text:p text:style-name="P3">BROWSE</text:p>
        </draw:rect>
        <draw:ellipse draw:style-name="gr4" draw:text-style-name="P3" draw:layer="layout" svg:width="3cm" svg:height="0.9cm" svg:x="3.208cm" svg:y="16.3cm">
          <text:p text:style-name="P3">SUBMIT</text:p>
        </draw:ellipse>
        <draw:frame draw:style-name="gr5" draw:layer="layout" svg:width="11.475cm" svg:height="0.963cm" svg:x="3.008cm" svg:y="13.4cm">
          <draw:text-box>
            <text:p>ENTER LANGUAGE COLUMN NAME:</text:p>
          </draw:text-box>
        </draw:frame>
        <draw:rect draw:style-name="gr6" draw:text-style-name="P3" draw:layer="layout" svg:width="10.9cm" svg:height="0.9cm" svg:x="3.308cm" svg:y="14.7cm">
          <text:p/>
        </draw:rect>
        <draw:frame draw:style-name="gr7" draw:text-style-name="P4" draw:layer="layout" svg:width="14.836cm" svg:height="0.963cm" svg:x="2cm" svg:y="19.8cm">
          <draw:text-box>
            <text:p><text:span text:style-name="T3">2. SECOND TYPE -ONE TABLE PER LANGUAGE</text:span></text:p>
          </draw:text-box>
        </draw:frame>
        <draw:frame draw:style-name="gr3" draw:layer="layout" svg:width="8.13cm" svg:height="0.963cm" svg:x="2.208cm" svg:y="21.2cm">
          <draw:text-box>
            <text:p>ATTACH DATABASE FILE </text:p>
          </draw:text-box>
        </draw:frame>
        <draw:rect draw:style-name="gr4" draw:text-style-name="P3" draw:layer="layout" svg:width="4.7cm" svg:height="0.7cm" svg:x="10.2cm" svg:y="21.2cm">
          <text:p text:style-name="P3">BROWSE</text:p>
        </draw:rect>
        <draw:ellipse draw:style-name="gr4" draw:text-style-name="P3" draw:layer="layout" svg:width="3cm" svg:height="0.9cm" svg:x="2.5cm" svg:y="27.1cm">
          <text:p text:style-name="P3">SUBMIT</text:p>
        </draw:ellipse>
        <draw:frame draw:style-name="gr8" draw:text-style-name="P5" draw:layer="layout" svg:width="1.662cm" svg:height="1.127cm" svg:x="10cm" svg:y="17.8cm">
          <draw:text-box>
            <text:p text:style-name="P3"><text:span text:style-name="T4">OR</text:span></text:p>
          </draw:text-box>
        </draw:frame>
        <draw:rect draw:style-name="gr6" draw:text-style-name="P3" draw:layer="layout" svg:width="4.1cm" svg:height="0.7cm" svg:x="15.7cm" svg:y="21.2cm">
          <text:p/>
        </draw:rect>
        <draw:frame draw:style-name="gr9" draw:text-style-name="P6" draw:layer="layout" svg:width="3.249cm" svg:height="0.806cm" svg:x="15.8cm" svg:y="22cm">
          <draw:text-box>
            <text:p><text:span text:style-name="T5">LANGUAGE</text:span></text:p>
          </draw:text-box>
        </draw:frame>
        <draw:ellipse draw:style-name="gr4" draw:text-style-name="P3" draw:layer="layout" svg:width="16.6cm" svg:height="1.3cm" svg:x="2.6cm" svg:y="24.7cm">
          <text:p text:style-name="P3">+ ADD LANGUAGE ALTERNATIVE</text:p>
        </draw:ellipse>
        <draw:frame draw:style-name="gr3" draw:layer="layout" svg:width="8.13cm" svg:height="0.963cm" svg:x="2.108cm" svg:y="22.999cm">
          <draw:text-box>
            <text:p>ATTACH DATABASE FILE </text:p>
          </draw:text-box>
        </draw:frame>
        <draw:rect draw:style-name="gr4" draw:text-style-name="P3" draw:layer="layout" svg:width="4.7cm" svg:height="0.7cm" svg:x="10.1cm" svg:y="22.999cm">
          <text:p text:style-name="P3">BROWSE</text:p>
        </draw:rect>
        <draw:rect draw:style-name="gr6" draw:text-style-name="P3" draw:layer="layout" svg:width="4.1cm" svg:height="0.7cm" svg:x="15.6cm" svg:y="22.999cm">
          <text:p/>
        </draw:rect>
        <draw:frame draw:style-name="gr9" draw:text-style-name="P6" draw:layer="layout" svg:width="3.249cm" svg:height="0.806cm" svg:x="15.7cm" svg:y="23.799cm">
          <draw:text-box>
            <text:p><text:span text:style-name="T5">LANGUAGE</text:span></text:p>
          </draw:text-box>
        </draw:frame>
        <draw:frame draw:style-name="gr10" draw:layer="layout" svg:width="15.691cm" svg:height="0.963cm" svg:x="2.2cm" svg:y="3.1cm">
          <draw:text-box>
            <text:p>ENTER FOLLOWING INFORMATION ABOUT TABLE</text:p>
          </draw:text-box>
        </draw:frame>
        <draw:rect draw:style-name="gr6" draw:text-style-name="P3" draw:layer="layout" svg:width="5.3cm" svg:height="1cm" svg:x="2.1cm" svg:y="5cm">
          <text:p/>
        </draw:rect>
        <draw:rect draw:style-name="gr6" draw:text-style-name="P3" draw:layer="layout" svg:width="5.3cm" svg:height="1cm" svg:x="2.3cm" svg:y="7.3cm">
          <text:p/>
        </draw:rect>
        <draw:rect draw:style-name="gr6" draw:text-style-name="P3" draw:layer="layout" svg:width="5.3cm" svg:height="1cm" svg:x="11.2cm" svg:y="7.1cm">
          <text:p/>
        </draw:rect>
        <draw:rect draw:style-name="gr6" draw:text-style-name="P3" draw:layer="layout" svg:width="5.3cm" svg:height="1cm" svg:x="11.1cm" svg:y="5cm">
          <text:p/>
        </draw:rect>
        <draw:frame draw:style-name="gr9" draw:text-style-name="P6" draw:layer="layout" svg:width="5.768cm" svg:height="0.806cm" svg:x="2.132cm" svg:y="8.594cm">
          <draw:text-box>
            <text:p><text:span text:style-name="T5">No. Of Caption columns</text:span></text:p>
          </draw:text-box>
        </draw:frame>
        <draw:frame draw:style-name="gr9" draw:text-style-name="P6" draw:layer="layout" svg:width="6.073cm" svg:height="0.806cm" svg:x="11.227cm" svg:y="8.5cm">
          <draw:text-box>
            <text:p><text:span text:style-name="T5">No. Of Message columns</text:span></text:p>
          </draw:text-box>
        </draw:frame>
        <draw:frame draw:style-name="gr9" draw:text-style-name="P6" draw:layer="layout" svg:width="3.88cm" svg:height="0.806cm" svg:x="11.9cm" svg:y="5.953cm">
          <draw:text-box>
            <text:p><text:span text:style-name="T5">DESCRIPTION</text:span></text:p>
          </draw:text-box>
        </draw:frame>
        <draw:frame draw:style-name="gr9" draw:text-style-name="P6" draw:layer="layout" svg:width="3.597cm" svg:height="0.806cm" svg:x="2.6cm" svg:y="6.094cm">
          <draw:text-box>
            <text:p><text:span text:style-name="T5">TABLE NAME</text:span></text:p>
          </draw:text-box>
        </draw:frame>
        <draw:custom-shape draw:style-name="gr11" draw:text-style-name="P3" draw:layer="layout" svg:width="21cm" svg:height="0.001cm" svg:x="0cm" svg:y="9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ubham baldava</meta:initial-creator>
    <meta:creation-date>2014-12-22T18:27:13.14</meta:creation-date>
    <dc:date>2014-12-22T18:48:53.75</dc:date>
    <dc:creator>shubham baldava</dc:creator>
    <meta:editing-duration>PT20M9S</meta:editing-duration>
    <meta:editing-cycles>3</meta:editing-cycles>
    <meta:generator>OpenOffice/4.1.1$Win32 OpenOffice.org_project/411m6$Build-9775</meta:generator>
    <meta:document-statistic meta:object-count="29"/>
  </office:meta>
</office:document-meta>
</file>